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width="0.03cm" svg:stroke-color="#0000ff" draw:marker-start-width="0.3cm" draw:marker-end-width="0.3cm" draw:textarea-horizontal-align="justify" draw:textarea-vertical-align="middle" draw:auto-grow-height="false" fo:min-height="6.58cm" fo:min-width="3.36cm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ff" draw:textarea-horizontal-align="justify" draw:textarea-vertical-align="middle" draw:auto-grow-height="false" fo:min-height="1.75cm" fo:min-width="6.3cm"/>
    </style:style>
    <style:style style:name="gr4" style:family="graphic" style:parent-style-name="objectwithoutfill">
      <style:graphic-properties svg:stroke-width="0.03cm" svg:stroke-color="#8b00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8b0000" draw:fill="solid" draw:fill-color="#ce181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02cm" svg:stroke-color="#0000ff" draw:marker-start="Arrow" draw:marker-start-width="0.16cm" draw:marker-end-width="0.26cm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color="#8b0000" draw:fill="solid" draw:fill-color="#0064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bottom" fo:min-height="0.712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e181e"/>
      <style:paragraph-properties fo:text-align="center"/>
    </style:style>
    <style:style style:name="P4" style:family="paragraph">
      <loext:graphic-properties draw:fill="solid" draw:fill-color="#006400"/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font-size="9pt" style:font-size-asian="9pt" style:font-size-complex="9pt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8cm" svg:y1="6.8cm" svg:x2="9.8cm" svg:y2="6.8cm">
          <text:p/>
        </draw:line>
        <draw:line draw:style-name="gr1" draw:text-style-name="P1" draw:layer="layout" svg:x1="0.8cm" svg:y1="6.8cm" svg:x2="0.8cm" svg:y2="1cm">
          <text:p/>
        </draw:line>
        <draw:custom-shape draw:style-name="gr2" draw:text-style-name="P2" draw:layer="layout" svg:width="5.5cm" svg:height="9.7cm" svg:x="1.8cm" svg:y="-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6.8cm" svg:height="2cm" svg:x="1.6cm" svg:y="-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7cm" svg:y1="1.7cm" svg:x2="6cm" svg:y2="6.8cm">
          <text:p/>
        </draw:line>
        <draw:line draw:style-name="gr5" draw:text-style-name="P1" draw:layer="layout" svg:x1="6.9cm" svg:y1="4cm" svg:x2="6.9cm" svg:y2="6.8cm">
          <text:p/>
        </draw:line>
        <draw:custom-shape draw:style-name="gr6" draw:text-style-name="P3" draw:layer="layout" svg:width="0.2cm" svg:height="0.2cm" svg:x="6.8cm" svg:y="3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6.5cm" svg:y1="4.9cm" svg:x2="6.5cm" svg:y2="6.8cm">
          <text:p/>
        </draw:line>
        <draw:line draw:style-name="gr7" draw:text-style-name="P2" draw:layer="layout" svg:x1="5.9cm" svg:y1="4cm" svg:x2="6.7cm" svg:y2="4cm">
          <text:p/>
        </draw:line>
        <draw:custom-shape draw:style-name="gr8" draw:text-style-name="P4" draw:layer="layout" svg:width="0.2cm" svg:height="0.2cm" svg:x="4.401cm" svg:y="6.2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draw:layer="layout" svg:width="0.2cm" svg:height="0.2cm" svg:x="6.4cm" svg:y="4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6" draw:layer="layout" svg:width="1.86cm" svg:height="0.962cm" draw:transform="rotate (1.5707963267949) translate (0cm 4.56cm)">
          <draw:text-box>
            <text:p text:style-name="P5"><text:span text:style-name="T1">Cost</text:span></text:p>
          </draw:text-box>
        </draw:frame>
        <draw:frame draw:style-name="gr10" draw:text-style-name="P8" draw:layer="layout" svg:width="2.8cm" svg:height="0.8cm" svg:x="7cm" svg:y="3.7cm">
          <draw:text-box>
            <text:p text:style-name="P7"><text:span text:style-name="T2">Initial guess</text:span></text:p>
          </draw:text-box>
        </draw:frame>
        <draw:frame draw:style-name="gr10" draw:text-style-name="P10" draw:layer="layout" svg:width="2.8cm" svg:height="0.963cm" svg:x="4.9cm" svg:y="3.037cm">
          <draw:text-box>
            <text:p text:style-name="P9"><text:span text:style-name="T3">Moving </text:span></text:p>
            <text:p text:style-name="P9"><text:span text:style-name="T3">direction</text:span></text:p>
          </draw:text-box>
        </draw:frame>
        <draw:frame draw:style-name="gr10" draw:text-style-name="P10" draw:layer="layout" svg:width="2.8cm" svg:height="0.8cm" draw:transform="rotate (1.18682389135614) translate (7.2cm 3cm)">
          <draw:text-box>
            <text:p text:style-name="P9"><text:span text:style-name="T3">derivati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5T14:06:33.757427182</meta:creation-date>
    <dc:date>2020-02-15T14:55:51.987994364</dc:date>
    <meta:editing-duration>PT8M36S</meta:editing-duration>
    <meta:editing-cycles>5</meta:editing-cycles>
    <meta:generator>LibreOffice/6.0.7.3$Linux_X86_64 LibreOffice_project/00m0$Build-3</meta:generator>
    <meta:document-statistic meta:object-count="15"/>
  </office:meta>
</office:document-meta>
</file>